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0-12-24">
            <text:p>24-Dec-2010</text:p>
          </table:table-cell>
          <table:table-cell table:style-name="ce22" office:value-type="string">
            <text:p>1.1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2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10">
          <table:table-cell table:style-name="ce47" office:value-type="string">
            <text:p>SNF_PRL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PRL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9">
          <table:table-cell table:style-name="ce47" office:value-type="string">
            <text:p>SNF_PRL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PRL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3">
          <table:table-cell table:style-name="ce47"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PRL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>
            <draw:frame table:end-cell-address="Check_List.B101" table:end-x="0.6236in" table:end-y="0.1043in" draw:z-index="2" draw:name="http://jira.exoplatform.org/images/icons/link_out_bot.gif" draw:style-name="gr1" draw:text-style-name="P1" svg:width="0.622in" svg:height="0.035in" svg:x="0.0016in" svg:y="0.0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1in" draw:z-index="3" draw:name="http://jira.exoplatform.org/images/icons/link_out_bot.gif" draw:style-name="gr1" draw:text-style-name="P1" svg:width="0.5165in" svg:height="0.0508in" svg:x="5.1087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4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2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2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48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3"/>
          <table:table-cell table:number-columns-repeated="252"/>
        </table:table-row>
        <table:table-row table:style-name="ro6" table:number-rows-repeated="2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81"/>
          <table:table-cell table:number-columns-repeated="253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6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6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4"/>
        <table:table-column table:style-name="co12" table:default-cell-style-name="ce47"/>
        <table:table-column table:style-name="co10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0" table:default-cell-style-name="ce91"/>
        <table:table-column table:style-name="co10" table:default-cell-style-name="ce130"/>
        <table:table-column table:style-name="co10" table:number-columns-repeated="6" table:default-cell-style-name="ce134"/>
        <table:table-column table:style-name="co10" table:number-columns-repeated="2" table:default-cell-style-name="ce130"/>
        <table:table-column table:style-name="co10" table:number-columns-repeated="238" table:default-cell-style-name="ce137"/>
        <table:table-row table:style-name="ro15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20">
          <table:table-cell table:style-name="ce103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6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6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6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9">
          <table:table-cell table:style-name="ce138" office:value-type="string" table:number-columns-spanned="5" table:number-rows-spanned="2">
            <text:p>GateIn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9">
          <table:table-cell office:value-type="string">
            <text:p>SNF_GTN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20">
          <table:table-cell office:value-type="string">
            <text:p>SNF_GTN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GTN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6">
          <table:table-cell office:value-type="string">
            <text:p>SNF_GTN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0">
          <table:table-cell office:value-type="string">
            <text:p>SNF_GTN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GTN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GTN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Default" table:number-columns-repeated="6"/>
          <table:table-cell table:number-columns-repeated="243"/>
        </table:table-row>
        <table:table-row table:style-name="ro6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01/13/2011</text:date>, <text:time>15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1-01-13T15:04:26</dc:date>
    <meta:editing-cycles>762</meta:editing-cycles>
    <meta:editing-duration>P11DT7H32M28S</meta:editing-duration>
    <meta:user-defined meta:name="Info 1"/>
    <meta:user-defined meta:name="Info 2"/>
    <meta:user-defined meta:name="Info 3"/>
    <meta:user-defined meta:name="Info 4"/>
    <meta:document-statistic meta:table-count="4" meta:cell-count="1290" meta:object-count="5"/>
  </office:meta>
</office:document-meta>
</file>